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1A00000220F967614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18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'Lucida Sans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3.551cm" svg:height="12.2cm" draw:transform="rotate (1.5707963267946) translate (4.5cm 28.2cm)">
          <draw:image xlink:href="Pictures/100000000000041A00000220F9676147.jpg" xlink:type="simple" xlink:show="embed" xlink:actuate="onLoad">
            <text:p/>
          </draw:image>
        </draw:frame>
        <draw:frame draw:style-name="gr2" draw:text-style-name="P2" draw:layer="layout" svg:width="10.683cm" svg:height="0.806cm" svg:x="5.317cm" svg:y="2.5cm">
          <draw:text-box>
            <text:p text:style-name="P2"><text:span text:style-name="T1">GSB FRAIS – Modèle conceptuel de donné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06T12:52:05.17</meta:creation-date>
    <dc:date>2016-05-06T12:56:04.80</dc:date>
    <meta:editing-duration>PT3M59S</meta:editing-duration>
    <meta:editing-cycles>2</meta:editing-cycles>
    <meta:generator>OpenOffice/4.1.2$Win32 OpenOffice.org_project/412m3$Build-9782</meta:generator>
    <meta:document-statistic meta:object-count="2"/>
  </office:meta>
</office:document-meta>
</file>